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Mono" svg:font-family="Free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11" style:family="table-cell" style:data-style-name="N0">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No_20_Spacing">
      <style:text-properties officeooo:rsid="001bda4a" officeooo:paragraph-rsid="001bda4a"/>
    </style:style>
    <style:style style:name="P3" style:family="paragraph" style:parent-style-name="Heading_20_3">
      <style:text-properties fo:language="en" fo:country="GB" officeooo:rsid="001f8aa7" officeooo:paragraph-rsid="001f8aa7"/>
    </style:style>
    <style:style style:name="P4" style:family="paragraph" style:parent-style-name="Heading_20_3">
      <style:text-properties officeooo:rsid="0022b78a" officeooo:paragraph-rsid="0022b78a"/>
    </style:style>
    <style:style style:name="P5" style:family="paragraph" style:parent-style-name="Standard">
      <style:text-properties fo:language="en" fo:country="GB"/>
    </style:style>
    <style:style style:name="P6" style:family="paragraph" style:parent-style-name="Standard" style:list-style-name="L1">
      <style:text-properties fo:language="en" fo:country="GB"/>
    </style:style>
    <style:style style:name="P7" style:family="paragraph" style:parent-style-name="Standard" style:list-style-name="L4">
      <style:text-properties fo:language="en" fo:country="GB" fo:font-style="italic" style:font-style-asian="italic" style:font-style-complex="italic"/>
    </style:style>
    <style:style style:name="P8" style:family="paragraph" style:parent-style-name="Standard">
      <style:paragraph-properties fo:text-align="center" style:justify-single-word="false"/>
      <style:text-properties style:font-name="DejaVu Sans Condensed1" fo:font-size="24pt" fo:language="en" fo:country="GB" fo:font-weight="bold" style:font-size-asian="24pt" style:font-weight-asian="bold" style:font-size-complex="24pt" style:font-weight-complex="bold"/>
    </style:style>
    <style:style style:name="P9" style:family="paragraph" style:parent-style-name="Standard">
      <style:paragraph-properties fo:text-align="center" style:justify-single-word="false"/>
      <style:text-properties style:font-name="DejaVu Sans Condensed1" fo:font-size="16pt" fo:language="en" fo:country="GB"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DejaVu Sans Condensed1" fo:font-size="12pt" fo:language="en" fo:country="GB" fo:font-weight="bold" style:font-size-asian="12pt" style:font-weight-asian="bold" style:font-weight-complex="bold"/>
    </style:style>
    <style:style style:name="P11" style:family="paragraph" style:parent-style-name="Standard">
      <style:text-properties style:font-name="DejaVu Sans Condensed1" fo:font-size="12pt" fo:language="en" fo:country="GB" style:font-size-asian="12pt"/>
    </style:style>
    <style:style style:name="P12" style:family="paragraph" style:parent-style-name="Standard">
      <style:paragraph-properties fo:text-align="center" style:justify-single-word="false"/>
      <style:text-properties style:font-name="DejaVu Sans Condensed1" fo:font-size="12pt" fo:language="en" fo:country="GB" style:font-size-asian="12pt"/>
    </style:style>
    <style:style style:name="P13" style:family="paragraph" style:parent-style-name="Standard">
      <style:paragraph-properties fo:text-align="center" style:justify-single-word="false"/>
      <style:text-properties fo:font-size="40pt" fo:language="en" fo:country="GB" fo:font-weight="normal" style:font-size-asian="40pt" style:font-weight-asian="normal" style:font-size-complex="40pt" style:font-weight-complex="normal"/>
    </style:style>
    <style:style style:name="P14" style:family="paragraph" style:parent-style-name="Standard">
      <style:text-properties officeooo:rsid="002c3840" officeooo:paragraph-rsid="002c3840"/>
    </style:style>
    <style:style style:name="P15" style:family="paragraph" style:parent-style-name="Standard">
      <style:text-properties officeooo:rsid="002c85a8" officeooo:paragraph-rsid="002c3840"/>
    </style:style>
    <style:style style:name="P16" style:family="paragraph" style:parent-style-name="Standard">
      <style:text-properties officeooo:rsid="002e231a" officeooo:paragraph-rsid="002e231a"/>
    </style:style>
    <style:style style:name="P17" style:family="paragraph" style:parent-style-name="Standard">
      <style:text-properties officeooo:rsid="002e231a" officeooo:paragraph-rsid="002e231a" fo:background-color="#990000"/>
    </style:style>
    <style:style style:name="P18" style:family="paragraph" style:parent-style-name="Standard">
      <style:text-properties officeooo:rsid="002fdb83" officeooo:paragraph-rsid="002fdb83"/>
    </style:style>
    <style:style style:name="P19" style:family="paragraph" style:parent-style-name="Standard">
      <style:text-properties officeooo:rsid="0030408b" officeooo:paragraph-rsid="0030408b"/>
    </style:style>
    <style:style style:name="P20" style:family="paragraph" style:parent-style-name="Standard">
      <style:text-properties officeooo:rsid="0030408b" officeooo:paragraph-rsid="0030408b" fo:background-color="#00cc33"/>
    </style:style>
    <style:style style:name="P21" style:family="paragraph" style:parent-style-name="Standard">
      <style:text-properties officeooo:rsid="0030da7a" officeooo:paragraph-rsid="0030da7a"/>
    </style:style>
    <style:style style:name="P22" style:family="paragraph" style:parent-style-name="Standard" style:master-page-name="MPF0">
      <style:paragraph-properties style:page-number="auto" fo:break-before="page"/>
      <style:text-properties fo:language="en" fo:country="GB"/>
    </style:style>
    <style:style style:name="P23" style:family="paragraph" style:parent-style-name="Standard">
      <style:paragraph-properties fo:background-color="transparent">
        <style:background-image/>
      </style:paragraph-properties>
      <style:text-properties officeooo:rsid="0030da7a" officeooo:paragraph-rsid="0030da7a" fo:background-color="#00cc33"/>
    </style:style>
    <style:style style:name="P24" style:family="paragraph" style:parent-style-name="Heading_20_2">
      <style:text-properties fo:language="en" fo:country="GB"/>
    </style:style>
    <style:style style:name="P25" style:family="paragraph" style:parent-style-name="Heading_20_2">
      <style:text-properties fo:language="en" fo:country="GB" officeooo:paragraph-rsid="002495c9"/>
    </style:style>
    <style:style style:name="P26" style:family="paragraph" style:parent-style-name="Text_20_body">
      <style:text-properties fo:language="en" fo:country="GB"/>
    </style:style>
    <style:style style:name="P27" style:family="paragraph" style:parent-style-name="Text_20_body">
      <style:text-properties fo:language="en" fo:country="GB" fo:font-weight="bold" style:font-weight-asian="bold" style:font-weight-complex="bold"/>
    </style:style>
    <style:style style:name="P28" style:family="paragraph" style:parent-style-name="Text_20_body">
      <style:text-properties fo:language="en" fo:country="GB" officeooo:rsid="001f8aa7" officeooo:paragraph-rsid="002064e5"/>
    </style:style>
    <style:style style:name="P29" style:family="paragraph" style:parent-style-name="Text_20_body">
      <style:text-properties fo:language="en" fo:country="GB" officeooo:rsid="002064e5" officeooo:paragraph-rsid="002064e5"/>
    </style:style>
    <style:style style:name="P30" style:family="paragraph" style:parent-style-name="Text_20_body">
      <style:text-properties fo:language="en" fo:country="GB" officeooo:rsid="00218bee" officeooo:paragraph-rsid="00218bee"/>
    </style:style>
    <style:style style:name="P31" style:family="paragraph" style:parent-style-name="Text_20_body">
      <style:text-properties officeooo:rsid="0022b78a" officeooo:paragraph-rsid="0022b78a"/>
    </style:style>
    <style:style style:name="P32" style:family="paragraph" style:parent-style-name="Text_20_body">
      <style:text-properties officeooo:rsid="002495c9" officeooo:paragraph-rsid="002495c9"/>
    </style:style>
    <style:style style:name="P33" style:family="paragraph" style:parent-style-name="Heading_20_1">
      <style:text-properties fo:language="en" fo:country="GB"/>
    </style:style>
    <style:style style:name="P34" style:family="paragraph" style:parent-style-name="Footer">
      <style:text-properties fo:language="en" fo:country="GB"/>
    </style:style>
    <style:style style:name="P35" style:family="paragraph" style:parent-style-name="Table_20_Contents">
      <style:text-properties fo:language="en" fo:country="GB"/>
    </style:style>
    <style:style style:name="P36" style:family="paragraph" style:parent-style-name="Table_20_Contents">
      <style:text-properties fo:language="en" fo:country="GB" officeooo:rsid="000ef454" officeooo:paragraph-rsid="000ef454"/>
    </style:style>
    <style:style style:name="P37" style:family="paragraph" style:parent-style-name="Table_20_Contents">
      <style:text-properties fo:language="en" fo:country="GB" officeooo:rsid="0010f23a" officeooo:paragraph-rsid="0010f23a"/>
    </style:style>
    <style:style style:name="P38" style:family="paragraph" style:parent-style-name="Table_20_Contents">
      <style:text-properties fo:language="en" fo:country="GB" officeooo:rsid="0011cb8b" officeooo:paragraph-rsid="0011cb8b"/>
    </style:style>
    <style:style style:name="P39" style:family="paragraph" style:parent-style-name="Table_20_Contents">
      <style:text-properties fo:language="en" fo:country="GB" officeooo:rsid="00137cdf" officeooo:paragraph-rsid="00137cdf"/>
    </style:style>
    <style:style style:name="P40" style:family="paragraph" style:parent-style-name="Table_20_Contents">
      <style:text-properties fo:language="en" fo:country="GB" officeooo:rsid="00173cdf" officeooo:paragraph-rsid="00173cdf"/>
    </style:style>
    <style:style style:name="P41" style:family="paragraph" style:parent-style-name="Contents_20_Heading">
      <style:text-properties fo:language="en" fo:country="GB"/>
    </style:style>
    <style:style style:name="P42" style:family="paragraph" style:parent-style-name="No_20_Spacing">
      <style:text-properties fo:language="en" fo:country="GB"/>
    </style:style>
    <style:style style:name="P43" style:family="paragraph" style:parent-style-name="No_20_Spacing">
      <style:text-properties fo:language="en" fo:country="GB" officeooo:rsid="00186b59" officeooo:paragraph-rsid="00186b59"/>
    </style:style>
    <style:style style:name="P44" style:family="paragraph" style:parent-style-name="No_20_Spacing">
      <style:text-properties fo:language="en" fo:country="GB" officeooo:rsid="001d69af" officeooo:paragraph-rsid="001d69af"/>
    </style:style>
    <style:style style:name="P45" style:family="paragraph" style:parent-style-name="No_20_Spacing">
      <style:text-properties fo:language="en" fo:country="GB" officeooo:paragraph-rsid="000e63d4"/>
    </style:style>
    <style:style style:name="P46" style:family="paragraph" style:parent-style-name="No_20_Spacing">
      <style:text-properties fo:language="en" fo:country="GB" officeooo:rsid="000e63d4" officeooo:paragraph-rsid="000e63d4"/>
    </style:style>
    <style:style style:name="P47" style:family="paragraph" style:parent-style-name="No_20_Spacing">
      <style:text-properties fo:language="en" fo:country="GB" officeooo:rsid="000ef454" officeooo:paragraph-rsid="000ef454"/>
    </style:style>
    <style:style style:name="P48" style:family="paragraph" style:parent-style-name="No_20_Spacing">
      <style:text-properties fo:language="en" fo:country="GB" officeooo:rsid="0010f23a" officeooo:paragraph-rsid="0010f23a"/>
    </style:style>
    <style:style style:name="P49" style:family="paragraph" style:parent-style-name="No_20_Spacing">
      <style:text-properties fo:language="en" fo:country="GB" officeooo:rsid="0011cb8b" officeooo:paragraph-rsid="0011cb8b"/>
    </style:style>
    <style:style style:name="P50" style:family="paragraph" style:parent-style-name="No_20_Spacing">
      <style:text-properties fo:language="en" fo:country="GB" officeooo:rsid="00137cdf" officeooo:paragraph-rsid="00137cdf"/>
    </style:style>
    <style:style style:name="P51" style:family="paragraph" style:parent-style-name="No_20_Spacing">
      <style:text-properties fo:language="en" fo:country="GB" officeooo:rsid="00173cdf" officeooo:paragraph-rsid="00173cdf"/>
    </style:style>
    <style:style style:name="P52" style:family="paragraph" style:parent-style-name="No_20_Spacing">
      <style:text-properties fo:language="en" fo:country="GB" officeooo:rsid="001b726c" officeooo:paragraph-rsid="001b726c"/>
    </style:style>
    <style:style style:name="P53" style:family="paragraph" style:parent-style-name="No_20_Spacing">
      <style:text-properties fo:language="en" fo:country="GB" officeooo:rsid="001bda4a" officeooo:paragraph-rsid="001bda4a"/>
    </style:style>
    <style:style style:name="P54" style:family="paragraph" style:parent-style-name="No_20_Spacing">
      <style:text-properties fo:language="en" fo:country="GB" officeooo:rsid="001c1450" officeooo:paragraph-rsid="001c1450"/>
    </style:style>
    <style:style style:name="P55" style:family="paragraph" style:parent-style-name="No_20_Spacing">
      <style:text-properties fo:language="en" fo:country="GB" fo:font-style="normal" officeooo:rsid="001d69af" officeooo:paragraph-rsid="001d69af" style:font-style-asian="normal" style:font-style-complex="normal"/>
    </style:style>
    <style:style style:name="P56" style:family="paragraph" style:parent-style-name="No_20_Spacing" style:list-style-name="L2">
      <style:text-properties fo:language="en" fo:country="GB"/>
    </style:style>
    <style:style style:name="P57" style:family="paragraph" style:parent-style-name="No_20_Spacing" style:list-style-name="L3">
      <style:paragraph-properties fo:text-align="start" style:justify-single-word="false"/>
      <style:text-properties fo:language="en" fo:country="GB"/>
    </style:style>
    <style:style style:name="P58" style:family="paragraph" style:parent-style-name="No_20_Spacing" style:list-style-name="L3">
      <style:text-properties fo:language="en" fo:country="GB"/>
    </style:style>
    <style:style style:name="P59" style:family="paragraph" style:parent-style-name="No_20_Spacing">
      <style:text-properties fo:language="en" fo:country="GB" fo:font-weight="bold" style:font-weight-asian="bold" style:font-weight-complex="bold"/>
    </style:style>
    <style:style style:name="P60" style:family="paragraph" style:parent-style-name="No_20_Spacing">
      <style:text-properties fo:language="en" fo:country="GB" officeooo:rsid="002495c9" officeooo:paragraph-rsid="002495c9"/>
    </style:style>
    <style:style style:name="P61" style:family="paragraph" style:parent-style-name="No_20_Spacing">
      <style:text-properties fo:language="en" fo:country="GB" officeooo:rsid="00262892" officeooo:paragraph-rsid="00262892"/>
    </style:style>
    <style:style style:name="P62" style:family="paragraph" style:parent-style-name="No_20_Spacing">
      <style:text-properties fo:language="en" fo:country="GB" officeooo:rsid="0026fcff" officeooo:paragraph-rsid="0026fcff"/>
    </style:style>
    <style:style style:name="P63" style:family="paragraph" style:parent-style-name="No_20_Spacing">
      <style:text-properties fo:language="en" fo:country="GB" officeooo:rsid="002a38d1" officeooo:paragraph-rsid="002a38d1"/>
    </style:style>
    <style:style style:name="P64" style:family="paragraph" style:parent-style-name="No_20_Spacing">
      <style:text-properties fo:language="en" fo:country="GB" officeooo:rsid="002a38d1" officeooo:paragraph-rsid="002a38d1" fo:background-color="#990000"/>
    </style:style>
    <style:style style:name="P65" style:family="paragraph" style:parent-style-name="No_20_Spacing">
      <style:text-properties fo:language="en" fo:country="GB" officeooo:rsid="0030da7a" officeooo:paragraph-rsid="0030da7a"/>
    </style:style>
    <style:style style:name="P66" style:family="paragraph" style:parent-style-name="No_20_Spacing">
      <style:text-properties officeooo:rsid="002a38d1" officeooo:paragraph-rsid="002a38d1"/>
    </style:style>
    <style:style style:name="P67" style:family="paragraph" style:parent-style-name="TOC_20_1">
      <style:paragraph-properties>
        <style:tab-stops>
          <style:tab-stop style:position="15cm" style:type="right" style:leader-style="dotted" style:leader-text="."/>
        </style:tab-stops>
      </style:paragraph-properties>
      <style:text-properties fo:language="en" fo:country="GB"/>
    </style:style>
    <style:style style:name="P68" style:family="paragraph" style:parent-style-name="TOC_20_2">
      <style:paragraph-properties>
        <style:tab-stops>
          <style:tab-stop style:position="14.577cm" style:type="right" style:leader-style="dotted" style:leader-text="."/>
        </style:tab-stops>
      </style:paragraph-properties>
      <style:text-properties fo:language="en" fo:country="GB"/>
    </style:style>
    <style:style style:name="T1" style:family="text">
      <style:text-properties fo:font-style="italic" style:font-style-asian="italic" style:font-style-complex="italic"/>
    </style:style>
    <style:style style:name="T2" style:family="text">
      <style:text-properties style:font-name="DejaVu Sans Condensed1" fo:font-size="16pt" fo:language="en" fo:country="GB" fo:font-weight="bold" style:font-size-asian="16pt" style:font-weight-asian="bold" style:font-size-complex="16pt" style:font-weight-complex="bold"/>
    </style:style>
    <style:style style:name="T3" style:family="text">
      <style:text-properties style:font-name="DejaVu Sans Condensed1" fo:font-size="12pt" fo:language="en" fo:country="GB" style:font-size-asian="12pt"/>
    </style:style>
    <style:style style:name="T4" style:family="text">
      <style:text-properties style:font-name="DejaVu Sans Condensed1" fo:font-size="12pt" fo:language="en" fo:country="GB" officeooo:rsid="000e63d4" style:font-size-asian="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0f23a"/>
    </style:style>
    <style:style style:name="T9" style:family="text">
      <style:text-properties officeooo:rsid="0011cb8b"/>
    </style:style>
    <style:style style:name="T10" style:family="text">
      <style:text-properties officeooo:rsid="00137cdf"/>
    </style:style>
    <style:style style:name="T11" style:family="text">
      <style:text-properties officeooo:rsid="00154910"/>
    </style:style>
    <style:style style:name="T12" style:family="text">
      <style:text-properties officeooo:rsid="001c1450"/>
    </style:style>
    <style:style style:name="T13" style:family="text">
      <style:text-properties officeooo:rsid="001d69af"/>
    </style:style>
    <style:style style:name="T14" style:family="text">
      <style:text-properties fo:language="en" fo:country="GB"/>
    </style:style>
    <style:style style:name="T15" style:family="text">
      <style:text-properties fo:language="en" fo:country="GB" fo:font-weight="bold" style:font-weight-asian="bold" style:font-weight-complex="bold"/>
    </style:style>
    <style:style style:name="T16" style:family="text">
      <style:text-properties fo:language="en" fo:country="GB" fo:background-color="#ff0000" loext:char-shading-value="0"/>
    </style:style>
    <style:style style:name="T17" style:family="text">
      <style:text-properties fo:language="en" fo:country="GB" officeooo:rsid="002b13ec"/>
    </style:style>
    <style:style style:name="T18" style:family="text">
      <style:text-properties fo:language="en" fo:country="GB" officeooo:rsid="002c3840"/>
    </style:style>
    <style:style style:name="T19" style:family="text">
      <style:text-properties officeooo:rsid="002064e5"/>
    </style:style>
    <style:style style:name="T20" style:family="text">
      <style:text-properties officeooo:rsid="00218bee"/>
    </style:style>
    <style:style style:name="T21" style:family="text">
      <style:text-properties officeooo:rsid="002495c9"/>
    </style:style>
    <style:style style:name="T22" style:family="text">
      <style:text-properties officeooo:rsid="0026fcff"/>
    </style:style>
    <style:style style:name="T23" style:family="text">
      <style:text-properties officeooo:rsid="00283bf1"/>
    </style:style>
    <style:style style:name="T24" style:family="text">
      <style:text-properties officeooo:rsid="002c85a8"/>
    </style:style>
    <style:style style:name="T25" style:family="text">
      <style:text-properties officeooo:rsid="002fdb83"/>
    </style:style>
    <style:style style:name="T26" style:family="text">
      <style:text-properties officeooo:rsid="0030da7a"/>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DDD78 / 729A85 – Objektorienterad programmering och Java</text:p>
      <text:p text:style-name="P5"/>
      <text:p text:style-name="P5"/>
      <text:p text:style-name="P5"/>
      <text:p text:style-name="P5"/>
      <text:p text:style-name="P5"/>
      <text:p text:style-name="P5"/>
      <text:p text:style-name="P5"/>
      <text:p text:style-name="P5"/>
      <text:p text:style-name="P5"/>
      <text:p text:style-name="P5"/>
      <text:p text:style-name="P5"/>
      <text:p text:style-name="P8">Projektbeskrivning</text:p>
      <text:p text:style-name="P8"/>
      <text:p text:style-name="P9">&lt;Projekttitel&gt;</text:p>
      <text:p text:style-name="P9"/>
      <text:p text:style-name="P1"><text:span text:style-name="Default_20_Paragraph_20_Font"><text:span text:style-name="T2">2032-03-22</text:span></text:span></text:p>
      <text:p text:style-name="P8"/>
      <text:p text:style-name="P10">Projektmedlemmar:</text:p>
      <text:p text:style-name="P1"><text:span text:style-name="Default_20_Paragraph_20_Font"><text:span text:style-name="T4">Frans Skarman</text:span></text:span><text:span text:style-name="Default_20_Paragraph_20_Font"><text:span text:style-name="T3"> &lt;</text:span></text:span><text:a xlink:type="simple" xlink:href="mailto:abcde123@student.liu.se" text:style-name="Internet_20_link" text:visited-style-name="Visited_20_Internet_20_Link"><text:span text:style-name="Default_20_Paragraph_20_Font"><text:span text:style-name="T3">abcde123@student.liu.se</text:span></text:span></text:a><text:span text:style-name="Default_20_Paragraph_20_Font"><text:span text:style-name="T3">&gt;</text:span></text:span></text:p>
      <text:p text:style-name="P1"><text:span text:style-name="Default_20_Paragraph_20_Font"><text:span text:style-name="T3"/></text:span></text:p>
      <text:p text:style-name="P12"/>
      <text:p text:style-name="P10">Handledare:</text:p>
      <text:p text:style-name="P1"><text:span text:style-name="T3">Handledare &lt;</text:span><text:a xlink:type="simple" xlink:href="mailto:handledare@ida.liu.se" text:style-name="Internet_20_link" text:visited-style-name="Visited_20_Internet_20_Link"><text:span text:style-name="T3">handledare@ida.liu.se</text:span></text:a><text:span text:style-name="T3">&gt;</text:span></text:p>
      <text:p text:style-name="P11"/>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P41">Table of Contents</text:p>
          </text:index-title>
          <text:p text:style-name="P67">1. Introduktion till projektet<text:tab/>2</text:p>
          <text:p text:style-name="P67">2. Ytterligare bakgrundsinformation<text:tab/>2</text:p>
          <text:p text:style-name="P67">3. Milstolpar<text:tab/>2</text:p>
          <text:p text:style-name="P67">3. Övriga implementationsförberedelser<text:tab/>3</text:p>
          <text:p text:style-name="P67">4. Utveckling och samarbete<text:tab/>4</text:p>
          <text:p text:style-name="P67">5. Implementationsbeskrivning<text:tab/>5</text:p>
          <text:p text:style-name="P68">5.1. Milstolpar<text:tab/>5</text:p>
          <text:p text:style-name="P68">5.2. Dokumentation för programkod<text:tab/>5</text:p>
          <text:p text:style-name="P68">5.3. Användning av fritt material<text:tab/>6</text:p>
          <text:p text:style-name="P68">5.4. Användning av objektorientering<text:tab/>6</text:p>
          <text:p text:style-name="P68">5.5. Motiverade designbeslut med alternativ<text:tab/>6</text:p>
          <text:p text:style-name="P68">5.6. Bredd inom Java och objektorientering<text:tab/>6</text:p>
          <text:p text:style-name="P67">6. Användarmanual<text:tab/>7</text:p>
          <text:p text:style-name="P67">7. Slutgiltiga betygsambitioner<text:tab/>7</text:p>
          <text:p text:style-name="P67">8. Utvärdering och erfarenheter<text:tab/>7</text:p>
        </text:index-body>
      </text:table-of-content>
      <text:section text:style-name="Sect2" text:name="Planering">
        <text:h text:style-name="P33" text:outline-level="1"/>
      </text:section>
      <table:table table:name="Table2" table:style-name="Table2">
        <table:table-column table:style-name="Table2.A"/>
        <table:table-row>
          <table:table-cell table:style-name="Table2.A1" office:value-type="string">
            <text:p text:style-name="P13">Planering</text:p>
          </table:table-cell>
        </table:table-row>
      </table:table>
      <text:p text:style-name="P26"/>
      <text:p text:style-name="P26">Den här delen av projektbeskrivningen skriver ni i samband med första inlämningen, gärna under tiden ni arbetar på sista labben för att göra det möjligt att få kommentarer innan projektstart. <text:s/>Den lan kompletteras senare, men försök få med så mycket som möjligt redan från början.</text:p>
      <text:p text:style-name="Text_20_body"><text:span text:style-name="T15">Läs först genom </text:span><text:a xlink:type="simple" xlink:href="http://www.ida.liu.se/~TDDD78/labs/2014/select.shtml" text:style-name="Internet_20_link" text:visited-style-name="Visited_20_Internet_20_Link"><text:span text:style-name="T15">http://www.ida.liu.se/~TDDD78/labs/2015/select.shtml</text:span></text:a><text:span text:style-name="T15"> om att välja projekt</text:span><text:span text:style-name="T14">!</text:span></text:p>
      <text:p text:style-name="P27">Instruktionerna nedan tar ni så klart bort när ni skrivit klart projektbeskrivningen.</text:p>
      <text:h text:style-name="P33" text:outline-level="1"><text:bookmark-start text:name="_Toc334109456"/>1. Introduktion till projektet<text:bookmark-end text:name="_Toc334109456"/></text:h>
      <text:p text:style-name="P42">Beskriv relativt kortfattat det program ni ska utveckla under projektet.</text:p>
      <text:p text:style-name="P42">Tänk er att läsarna inte vet särskilt mycket om vad t.ex. Breakout är eller vad man kan ha en CPU-simulator till, och att ni ska förklara vad det går ut på. <text:s/>Beskriv på en nivå där läsarna kan förstå om de skulle vara intresserade av att ladda ner slutresultatet eller inte. <text:s/>Några stycken text kan vara lämpligt – gärna även en bild eller två. <text:s/></text:p>
      <text:p text:style-name="P42"/>
      <text:p text:style-name="P43">Minecraft has since it launched <text:span text:style-name="T13">4-5</text:span> years ago become one of the most played video games of all time. Something that has helped minecraft reach it's current state is the wide variety of multiplayer servers play on. <text:span text:style-name="T13">I have played on such a server for a few years which im now co-owner off. After 3 years of playing, the regular minecraft gameplay is getting a bit boring which is something we have noticed because player numbers are not what they used to be. </text:span></text:p>
      <text:p text:style-name="P44">In order to fix that problem, we have discussed a way of adding additional gameplay to the server and one of our ideas is to add a magic system to the game. </text:p>
      <text:h text:style-name="P33" text:outline-level="1"><text:bookmark-start text:name="_Toc334109457"/>2. Ytterligare bakgrundsinformation<text:bookmark-end text:name="_Toc334109457"/></text:h>
      <text:p text:style-name="P42">För vissa typer av program kan det finnas en hel del bakgrundsinformation som inte behövs för att förstå ungefär vad projektet går ut på men som däremot behövs för själva implementationen. <text:s/>Den skriver ni ner i det här stycket. <text:s/>Skriver ni en FTP-klient behöver man känna till FTP-protokollet; skriver ni ett brädspel behöver man veta samtliga regler för spelet.</text:p>
      <text:p text:style-name="P45">Ni får gärna referera till information på nätet med en URL om informationen är omfattande, men åtminstone en kortare sammanfattning ska finnas här i dokumentet.</text:p>
      <text:p text:style-name="P46">Minecraft is split into two programs, one server and one client. Both are written in java and can be modified relativley easily. While a modified client requires players to download a new version it is possible to modify the server while still allowing unmodified clients to connect.</text:p>
      <text:p text:style-name="P46">The most common way of doing that is by using an already modified version of the server that is able to run plugins on the server. The server I will be writing the plugin for, and most other servers runs a server version known as spigot which is based on a project called bukkit.</text:p>
      <text:p text:style-name="P46">Bukkit and spigot plugins are written in java and use an event system to notify the plugins of things happening on the server. The plugins can also use built in functions in bukkit to easily modify parts of the game like the world and entities in it.</text:p>
      <text:h text:style-name="P33" text:outline-level="1"><text:bookmark-start text:name="_Toc334109458"/><text:soft-page-break/>3. Milstolpar<text:bookmark-end text:name="_Toc334109458"/></text:h>
      <text:p text:style-name="P42">Tänk efter <text:span text:style-name="T5">hur ni kan utveckla programmet </text:span><text:span text:style-name="T7">stegvis</text:span> så att ni hela tiden kan testa koden, verifiera att den fungerar, och se konkreta resultat! <text:s/>Programmering är roligt, men att verkligen se ett fungerande program är ännu roligare.</text:p>
      <text:p text:style-name="P42">Konkretisera stegen genom att dela upp projektet i en sekvens <text:span text:style-name="T7">milstolpar,</text:span> där varje milstolpe anger en viss funktionalitet som ska finnas i projektet. <text:s/>Tanken är att ni anger ett antal sådana milstolpar under planeringen och därefter använder dem som ledning för er själva under implementationsfasen. <text:s/>Varje steg bygger vidare på de tidigare stegen med ny funktionalitet. <text:s/>Efter varje steg, inklusive det första, ska det finnas en testbar ”produkt” som har någon form av meningsfull funktionalitet. <text:s/><text:span text:style-name="T5">Detta är något som många tidigare studenter säger sig ha haft mycket nytta av!</text:span> <text:s/>Exempel ges nedan.</text:p>
      <text:p text:style-name="P42">Det är väldigt svårt att i förväg veta exakt hur mycket som är rimligt att implementera under kursens gång. <text:s/>Därför vill vi att ni anger ett antal milstolpar där ni tror att de inledande <text:span text:style-name="T5">med lätthet kommer att hinnas med</text:span>, medan de mot slutet av listan kommer att <text:span text:style-name="T5">ta betydligt mer tid </text:span>än ni har under kursen. <text:s/>För de flesta projekt bör det gå relativt lätt att dela upp funktionaliteten i minst 15-20 steg, eller varför inte 40-50?</text:p>
      <text:p text:style-name="P42">Listan är alltså<text:span text:style-name="T5"> inte en kravlista</text:span> där någon kommer att klaga om ni inte uppnår allt, utan är helt och hållet tänkt att vara en vägledning till er själva (och ge labbhandledarna en möjlighet att kommentera och ge förslag, så klart). <text:s/>Genom att tänka genom stegen i förväg, och även ta med sådant som ni troligen inte hinner med, får ni ett bättre underlag när ni ska designa grunden i ert projekt. Att veta att man kanske någon gång i sitt spel ska implementera nätverksstöd eller låta flera användare spela på samma gång kan till exempel påverka även er första uppbyggnad av spelarobjekt och liknande. <text:s/>Dessutom har ni garanterat att ni har ett sätt att gå vidare om projektet visade sig vara enklare än ni trodde, så ni behöver mer funktionalitet för att få tillräcklig omfattning.</text:p>
      <text:p text:style-name="P42">Stegen i listan bör till största delen bestå av <text:span text:style-name="T5">mätbara krav</text:span><text:span text:style-name="T6"> (även om det alltså inte är någon som kommer att titta vilka ”krav” som har uppfyllts).</text:span> <text:s/>Med andra ord, man bör kunna svara objektivt "ja" eller "nej" på om ett steg är uppnått eller inte, vilket man till exempel kan för "Spelet ska kunna styras både med tangentbord och med mus". <text:s/>Om ni skriver att "spelet ska vara snyggt" är det svårare att bedöma – men eftersom det inte är en ren kravlista kan ni t.ex. skriva ner att ”I detta steg lägger vi lite mer tid på spelets utseende”.</text:p>
      <text:p text:style-name="P42">Skriv ner milstolparna genom att bygga ut tabellen nedan. <text:s/>Exempel ges för Tetris-spelet.</text:p>
      <text:p text:style-name="P5"/>
      <table:table table:name="Table1" table:style-name="Table1">
        <table:table-column table:style-name="Table1.A"/>
        <table:table-column table:style-name="Table1.B"/>
        <table:table-row>
          <table:table-cell table:style-name="Table1.A1" office:value-type="string">
            <text:p text:style-name="P35">#</text:p>
          </table:table-cell>
          <table:table-cell table:style-name="Table1.B1" office:value-type="string">
            <text:p text:style-name="P36">Description</text:p>
          </table:table-cell>
        </table:table-row>
        <table:table-row>
          <table:table-cell table:style-name="Table1.A2" office:value-type="string">
            <text:p text:style-name="P35">1</text:p>
          </table:table-cell>
          <table:table-cell table:style-name="Table1.B1" office:value-type="string">
            <text:p text:style-name="P47">There is a system for spells and effects to <text:span text:style-name="T8">run in the background and cause effects after the tick they were cast. There is also a way of visualising the spells.</text:span></text:p>
          </table:table-cell>
        </table:table-row>
        <table:table-row>
          <table:table-cell table:style-name="Table1.A1" office:value-type="string">
            <text:p text:style-name="P35">2</text:p>
          </table:table-cell>
          <table:table-cell table:style-name="Table1.B1" office:value-type="string">
            <text:p text:style-name="P48">There is a way to create many diffirent spells that cause diffirent effects and behave in diffirent ways. </text:p>
          </table:table-cell>
        </table:table-row>
        <table:table-row>
          <table:table-cell table:style-name="Table1.A1" office:value-type="string">
            <text:p text:style-name="P35">3</text:p>
          </table:table-cell>
          <table:table-cell table:style-name="Table1.B1" office:value-type="string">
            <text:p text:style-name="P48">There is an intutive way for players to chose and cast spells. There is also a way to see what effects are affecting the player. This should preferably not use chat or text commands.</text:p>
          </table:table-cell>
        </table:table-row>
        <table:table-row>
          <table:table-cell table:style-name="Table1.A2" office:value-type="string">
            <text:p text:style-name="P37">4</text:p>
          </table:table-cell>
          <table:table-cell table:style-name="Table1.B5" office:value-type="string">
            <text:p text:style-name="P48">The spells and effects can be customized using external text files to <text:soft-page-break/>make it easy to add and remove spells from the game.</text:p>
          </table:table-cell>
        </table:table-row>
        <table:table-row>
          <table:table-cell table:style-name="Table1.A2" office:value-type="string">
            <text:p text:style-name="P37">5</text:p>
          </table:table-cell>
          <table:table-cell table:style-name="Table1.B5" office:value-type="string">
            <text:p text:style-name="P48">The visuals of the spells is improved, most likley using particle effects.</text:p>
          </table:table-cell>
        </table:table-row>
        <table:table-row>
          <table:table-cell table:style-name="Table1.A2" office:value-type="string">
            <text:p text:style-name="P38">6</text:p>
          </table:table-cell>
          <table:table-cell table:style-name="Table1.B5" office:value-type="string">
            <text:p text:style-name="P49">The plugin is deployed to the server. Major issues that arise are fixed.</text:p>
          </table:table-cell>
        </table:table-row>
        <table:table-row>
          <table:table-cell table:style-name="Table1.A2" office:value-type="string">
            <text:p text:style-name="P38">7</text:p>
          </table:table-cell>
          <table:table-cell table:style-name="Table1.B5" office:value-type="string">
            <text:p text:style-name="P48">Some sort of progression system is added to the plugin to allow players to improve their spells. <text:span text:style-name="T9">This also requires a way to save progress for each player individually.</text:span></text:p>
          </table:table-cell>
        </table:table-row>
        <table:table-row>
          <table:table-cell table:style-name="Table1.A2" office:value-type="string">
            <text:p text:style-name="P38">8</text:p>
          </table:table-cell>
          <table:table-cell table:style-name="Table1.B5" office:value-type="string">
            <text:p text:style-name="P48">Custom weapons is added. These cause the same effects as the spells when used. </text:p>
          </table:table-cell>
        </table:table-row>
        <table:table-row>
          <table:table-cell table:style-name="Table1.A2" office:value-type="string">
            <text:p text:style-name="P38">9</text:p>
          </table:table-cell>
          <table:table-cell table:style-name="Table1.B5" office:value-type="string">
            <text:p text:style-name="P49">Custom armor is added. This does the same thing as weapons but is a bit more tricky to implement because it needs to be applied while the armor is equiped and removed when uneqipped. </text:p>
          </table:table-cell>
        </table:table-row>
        <table:table-row>
          <table:table-cell table:style-name="Table1.A11" office:value-type="float" office:value="10">
            <text:p text:style-name="P38">10</text:p>
          </table:table-cell>
          <table:table-cell table:style-name="Table1.B5" office:value-type="string">
            <text:p text:style-name="P49">Custom enemies are started. These use the <text:span text:style-name="T10">effect and spell system to enhance the enemies</text:span></text:p>
          </table:table-cell>
        </table:table-row>
        <table:table-row>
          <table:table-cell table:style-name="Table1.A11" office:value-type="float" office:value="11">
            <text:p text:style-name="P39">11</text:p>
          </table:table-cell>
          <table:table-cell table:style-name="Table1.B5" office:value-type="string">
            <text:p text:style-name="P50">A way of visualising the special effects of the enemies is added. This might be tricky because the look of enemies is handled on the client.</text:p>
          </table:table-cell>
        </table:table-row>
        <table:table-row>
          <table:table-cell table:style-name="Table1.A11" office:value-type="float" office:value="12">
            <text:p text:style-name="P39">12</text:p>
          </table:table-cell>
          <table:table-cell table:style-name="Table1.B5" office:value-type="string">
            <text:p text:style-name="P50">A system for distributing the enemies in the world is added. It has to be balanced to keep the gameplay fun. The enemies might drop the custom items crated previousy created as a reward for killing them.</text:p>
          </table:table-cell>
        </table:table-row>
        <table:table-row>
          <table:table-cell table:style-name="Table1.A11" office:value-type="float" office:value="13">
            <text:p text:style-name="P39">13</text:p>
          </table:table-cell>
          <table:table-cell table:style-name="Table1.B5" office:value-type="string">
            <text:p text:style-name="P50">Work is started on a dungeon generator. <text:span text:style-name="T11">This is supposed to generate random dungeons that players can enter and complete for rewards.</text:span></text:p>
            <text:p text:style-name="P51">Dungeons are either generated from lots of prebuilt rooms or are only generated from code. </text:p>
          </table:table-cell>
        </table:table-row>
        <table:table-row>
          <table:table-cell table:style-name="Table1.A11" office:value-type="float" office:value="14">
            <text:p text:style-name="P40">14</text:p>
          </table:table-cell>
          <table:table-cell table:style-name="Table1.B5" office:value-type="string">
            <text:p text:style-name="P51">The previously created items are added to the dungeons and a system to prevent players from entering a dungeon multiple times within an interval is added. Alternativley, dungeons are regenerated once they have been completed.</text:p>
          </table:table-cell>
        </table:table-row>
        <table:table-row>
          <table:table-cell table:style-name="Table1.A11" office:value-type="float" office:value="15">
            <text:p text:style-name="P40">15</text:p>
          </table:table-cell>
          <table:table-cell table:style-name="Table1.B5" office:value-type="string">
            <text:p text:style-name="P51">Dungeon entrances are added to the world to allow players to enter the dungeons without using commands. The actual dungeons are kept in a separate world which the players are teleported to when they enter.</text:p>
          </table:table-cell>
        </table:table-row>
        <table:table-row>
          <table:table-cell table:style-name="Table1.A11" office:value-type="float" office:value="16">
            <text:p text:style-name="P40">16</text:p>
          </table:table-cell>
          <table:table-cell table:style-name="Table1.B5" office:value-type="string">
            <text:p text:style-name="P51">The whole dungeon is added to the world. This has a number of issues that need to be overcome with the major issue being that it might interfere with player builds. The dungeons can't be created where players have already built things. In order to make it work, the generator needs to know where players have built things.</text:p>
          </table:table-cell>
        </table:table-row>
      </table:table>
      <text:p text:style-name="P26"/>
      <text:h text:style-name="P33" text:outline-level="1"><text:bookmark-start text:name="_Toc334109459"/>3. Övriga implementationsförberedelser<text:bookmark-end text:name="_Toc334109459"/></text:h>
      <text:p text:style-name="P42">Man kan ibland spara mycket tid på att först ta en ordentlig funderare på t.ex. vad programmet ska göra, ungefär hur funktionaliteten kan delas upp mellan olika klasser, osv.</text:p>
      <text:p text:style-name="P42"><text:soft-page-break/>Tänk därför gärna genom den grundläggande strukturen på programmet och skriv ner de tankar ni har om detta. <text:s/>Det går inte nödvändigtvis att bestämma hela strukturen i förväg, men vissa delar kanske kan planeras i detalj och vissa delar kan beskrivas i stora drag. <text:s/>Detta avsnitt är inte del av examinationen, men ju mer ni kan beskriva här, desto större chans att ni får användbara kommentarer från handledaren.</text:p>
      <text:p text:style-name="P42">Många av tidigare års studenter har rapporterat att de hade stor nytta av det här. <text:s/>En del har istället rapporterat att projektet visade sig bli helt annorlunda än de hade tänkt.</text:p>
      <text:p text:style-name="P52">I have already started working on parts of the spell system and this is the general structure I have planned.</text:p>
      <text:p text:style-name="P53">For spells I made a class diagram demonstrating the structure.</text:p>
      <text:p text:style-name="P2"><text:a xlink:type="simple" xlink:href="https://docs.google.com/drawings/d/1WQjx_Yi4PUjiaGPoqyjF0pbjhH0F7VIQp2XIQaSoL38/edit?usp=sharing" text:style-name="Internet_20_link" text:visited-style-name="Visited_20_Internet_20_Link"><text:span text:style-name="T14">https://docs.google.com/drawings/d/1WQjx_Yi4PUjiaGPoqyjF0pbjhH0F7VIQp2XIQaSoL38/edit?usp=sharing</text:span></text:a></text:p>
      <text:p text:style-name="P53">I will use the same sort of structure for effects. I will have a base effect that contains some basic functions like getting the affected entity and an update function that can be called every game tick. Then I will have a ba<text:span text:style-name="T12">se version of each kind of effect, for example effects that add health or effects that are activated when something specific happens. The actual effects will extend the base effects.</text:span></text:p>
      <text:p text:style-name="P54">I plan to use a factory class to create effects when they are needed. This will make it easier to create effects using external scripts in the future because I could make the factory accept strings or something similar to determine what effect will be created.</text:p>
      <text:p text:style-name="P54">When the plugin is loaded, an list of effects and spells will be created and a bukkit scheduler will be started to run every game tick. When a player casts a spell or something causes an effect to be created, that effect/spell will be added to the list of active effects/spells. When the game tick scheduler runs, it will call the update method of all the effects and spells that are currently active which will allow them to do things after they have been created without blocking the main thread.</text:p>
      <text:p text:style-name="P54">If a spell or effect is done playing, it will be removed from the list of active spells/effect and any permanent changes to the world or entites will be erased using a function in the effect/spell.</text:p>
      <text:p text:style-name="P54">I suspect the best way to visualise the effects ingame is using particle effects. They are relativley easy to create on the client and can be customised a lot compared to other things. They are also quite fitting for spells. <text:span text:style-name="T13">A problem with using particles is that bukkit itself does not provide a good way to create custom effects, you have to manually send the correct packages to the clients which is tricky. Luckily there are libraries out there for taking care of that which is what I will most likley what I will end up doing.</text:span></text:p>
      <text:p text:style-name="P54"/>
      <text:h text:style-name="P33" text:outline-level="1"><text:bookmark-start text:name="_Toc334109460"/>4. Utveckling och samarbete<text:bookmark-end text:name="_Toc334109460"/></text:h>
      <text:p text:style-name="P42"/>
      <text:p text:style-name="P55">Because I will be working alone on the project, teamwork will be non existent. I will still use version control to keep my code up to date on both my computers aswell as having something to fall back on when I mess up some code.</text:p>
      <table:table table:name="Table3" table:style-name="Table3">
        <table:table-column table:style-name="Table3.A"/>
        <table:table-row>
          <table:table-cell table:style-name="Table3.A1" office:value-type="string">
            <text:p text:style-name="P13">Slutinlämning</text:p>
          </table:table-cell>
        </table:table-row>
      </table:table>
      <text:p text:style-name="P26"/>
      <text:p text:style-name="P26">Även om denna del inte ska lämnas in förrän projektet är klart, är det <text:span text:style-name="T5">viktigt att arbeta med den kontinuerligt</text:span><text:span text:style-name="T6"> under projektets gång! <text:s/>Speciellt finns det några avsnitt där ni ska beskriva information som ni lätt kan glömma av när veckorna går (vilket flera tidigare studenter också har kommenterat).</text:span></text:p>
      <text:h text:style-name="P33" text:outline-level="1"><text:bookmark-start text:name="_Toc334109461"/>5. Implementationsbeskrivning<text:bookmark-end text:name="_Toc334109461"/></text:h>
      <text:p text:style-name="P42">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P3" text:outline-level="3">Bukkit API</text:h>
      <text:p text:style-name="P28">Because my project is a plug-in for the bukkit minecraft server mod, the bukkit API plays a fairly big role in the implementation of my project. Bukkit allows you to add your own code to the minecraft server and it does this in two ways. First of all, it has the ability to load additional java classes from jar files which it does automatically if there is a plugin.yml file in the .jar. <text:span text:style-name="T19">The plugins are event driven which means that the main class of a bukkit plugin needs to implement the JavaPlugin interface and implement the onEnable method. The onEnable function can be seen as a sort of constructor for the plugin, it is run once every time the plugin is loaded and can be used to setup the plugin. In order to run your own code after the plugin has been loaded, you can create event handler functions that get triggered when specific things happen in the game. A list of all the events that can be triggered can be seen here: </text:span><text:a xlink:type="simple" xlink:href="https://hub.spigotmc.org/javadocs/spigot/org/bukkit/event/Event.html" text:style-name="Internet_20_link" text:visited-style-name="Visited_20_Internet_20_Link"><text:span text:style-name="T19">https://hub.spigotmc.org/javadocs/spigot/org/bukkit/event/Event.html</text:span></text:a><text:span text:style-name="T19">.</text:span></text:p>
      <text:p text:style-name="P29">Another way to run your own code in a bukkit plugin is by using schedulers. A scheduler allows you to run a piece of code at most every server tick (20 times per second) which allows you to do things without an event happening on the server. In my project I use a scheduler to update all the spells that are active. In order to schedule something, you need to create a class that extends the BukkitRunnable abstract class. You can then override the run() method which is where you will put the code you want to run when the scheduler runs your code.</text:p>
      <text:p text:style-name="P29">Bukkit also provides an API which allows you to modify most of the aspects of the server. <text:span text:style-name="T20">For example, you can change the world in a specific way, spawn new entities or modify the packets being sent to clients. Most of the time this is done by simply calling methods from the API to get specific parts of the server and then calling methods on those to modify them. </text:span></text:p>
      <text:p text:style-name="P30">This means that after you have registered your events and scheduled tasks to run, a bukkit plugin is structured similarly to a regular java program and apart from RPGMain and RPGUpdateTask, the structure of my project is barley influenced by bukkit at all. </text:p>
      <text:p text:style-name="P30">There are however a couple of things I was forced to do because of bukkit. The first one being the use of deprecated methods. A while back the bukkit team decided to deprecate all the use of functions that used “magic constants” to do things like changing the material of a block. However, they never got around to actually adding replacements for them which forces me to use deprecated bukkit functions. </text:p>
      <text:p text:style-name="P31"><text:span text:style-name="T16">ANYTHING ELSE?</text:span></text:p>
      <text:h text:style-name="P4" text:outline-level="3">Spell system</text:h>
      <text:p text:style-name="P31">The only feature I had time to implement was the spell system. I ended up making it a <text:soft-page-break/>modular system where the most common spell consists of 4 diffirent parts. <text:span text:style-name="T21">The first part is a boon which is applied to everyone affected by the spell. The boon can do things like making the target burn, allowing the target to teleport or freeze the target for a specific period of time. The second part of the spell is a mover. The mover specifies how the spell will move around in the world, for example moving in a straight line, moving around randomly or spinning in a circle. The third part is the volume which defines where the spell will affect things, for example, you could create a volume that affects everything in a sphere around the center, in a cylinder or a random point around the center. The final part is the visualiser which specifies how the spell should look ingame. The visualiser has a function for showing a specific block which can be returned from the volume. Showing things to the client is pretty hard in a bukkit server because it can not change the way the client renders things, but a good way of doing it is by adding particle effects to the world or by creating block entities.</text:span></text:p>
      <text:p text:style-name="P32">In order to customize spells I wrote functions for loading data from a text file which the spells can use to set their own parameters. This makes it easy for a server owner to use the plugin and create unique spells without knowing any programming or how the plugin works internally.</text:p>
      <text:h text:style-name="P24" text:outline-level="2"><text:bookmark-start text:name="_Toc334109462"/>5.1. Milstolpar</text:h>
      <text:p text:style-name="P42">Ange för varje milstolpe om ni har genomfört den helt, delvis eller inte alls. <text:s/>(Detta är <text:s/>till för att labbhandledaren ska veta vilken funktionalitet man kan ”leta efter” i koden. <text:s/>Själva bedömningen beror inte på antalet milstolpar i sig!)</text:p>
      <text:p text:style-name="P60">Unfortunately I really overestimated the time it would take to implement the config file system which made me only achieve 4 of the 15 milestones I had set up. </text:p>
      <text:p text:style-name="P60">The first milestone is completley done, the spells can visualised and do things to the world. </text:p>
      <text:p text:style-name="P60">The second milestone is also done, it is easy to add more spells and customise the existing ones to your liking.</text:p>
      <text:p text:style-name="P60">I skipped the third milestone which means that chosing what spell to cast and how to cast it is hardcoded into the plugin. </text:p>
      <text:p text:style-name="P60">The fourth milestone was to implement a system for creating spells from text files is also completley done which as I mentioned, was what I spent the most effort on. </text:p>
      <text:p text:style-name="P60">The last milestone I achieved was improving the visuals of the spell which I sort of did. Particle effects can be used and look pretty good but I barley did anything else to improve the visuals.</text:p>
      <text:p text:style-name="P60"/>
      <text:p text:style-name="P61">I also created a separate program for creating the config files which I mostly created to get to use a few of the java libraries.</text:p>
      <text:h text:style-name="P25" text:outline-level="2">5.2. Dokumentation för programkod<text:bookmark-end text:name="_Toc334109462"/>, inklusive UML-diagram</text:h>
      <text:p text:style-name="P42">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1785066406788034702" text:style-name="L1">
        <text:list-item>
          <text:p text:style-name="P6">Övergripande programstruktur, t.ex. att man har implementerat ett spel som styrs av <text:soft-page-break/>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6"><text:s/></text:p>
        </text:list-item>
        <text:list-item>
          <text:p text:style-name="P6">Översikter över relaterade klasser och hur de hänger ihop.</text:p>
          <text:list>
            <text:list-item>
              <text:p text:style-name="P6">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6">Skriv sedan en textbeskrivning av vad det är ni illustrerar med UML-diagrammet. <text:s/>Texten är den huvudsakliga dokumentationen medan UML-diagrammet hjälper läsaren att förstå texten och få en översikt. <text:s/></text:p>
            </text:list-item>
            <text:list-item>
              <text:p text:style-name="P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P5"/>
      <text:p text:style-name="P42">Labbhandledaren och 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P42">När ni pratar om klasser och metoder <text:span text:style-name="T5">ska deras namn anges tydligt</text:span> (inte bara ”vår timerklass” eller ”utritningsmetoden”).</text:p>
      <text:p text:style-name="P42">Framhäv gärna det ni själva tycker är bra lösningar eller annat som handledaren borde titta på vid bedömningen.</text:p>
      <text:p text:style-name="P42">Se även sidan om kvalitetskriterier på webben.</text:p>
      <text:p text:style-name="P42">Vi räknar med att de flesta projekt behöver runt 2-5 sidor för det här avsnittet.</text:p>
      <text:p text:style-name="P42"/>
      <text:p text:style-name="P42"/>
      <text:p text:style-name="P61">The “main” class of the plugin is RPGMain which contains functions that bukkit runs at diffirent times. It is also where the main parts of the plugin get set up. The first thing that happens when the plugin is loaded is that the onEnable function is called. This function loads the config file for the spell and sets up things that bukkit needs. The one enable function also starts a scheduled task (RPGUpdateTask) which is run every tick on the server that calls the update function in RPGMain. RPGMain also contains a onPlayerInterractEvent function which is what is run when a player right clicks or left clicks in the world. This function creates new spells and allow boons to do things when things happen in the world.</text:p>
      <text:p text:style-name="P61">The classes that handle config files are stored in the fileio package where the “main class” is the DataFileReader. <text:span text:style-name="T22">In order to read a datafile, an instance of the DataFileReader is created. The constructor accepts a FileReader to to read the data from and a filename which will be used to log errors. All the lines are read from the file and stored in a list which gets passed to createDataString that removes all the whitespace and comments from the file then turns the lines into a single string. </text:span></text:p>
      <text:p text:style-name="P62">The file reader <text:span text:style-name="T23">parses the datafile into diffirent DataValues which contain diffirent kinds of information. All the datavalues inherit from the DataValue class and at the moment, there are three kinds of data. StructValue, StringValue and NumberValue. String and number values are </text:span><text:soft-page-break/><text:span text:style-name="T23">pretty simple, they store a string or a number while structs are more complex. A struct is a collection of diffirent data values that can be accessed by name. </text:span></text:p>
      <text:p text:style-name="P64">UML Diagram showing DataValues</text:p>
      <text:p text:style-name="P63">When the DataFileReader has converted the file into a single string, the string is passed to the parseDataChunk function. ParseDataChunk is a recursive function that interprests the character between the start and end variables and creates a struct with all variables inside the chunk. The parser does its job by finding the first “special character (non alpha numeric)” and comparing it to what it expects to find. It is also state based which means that it starts out looking for a variable by finding an equals sign. Once a variable has been found it changes state to look for a semicolon or a curly bracket. A semicolon means it found a value variable while a curly bracket means that it found the start of a struct. If a variable is found, the value is interpreted and saved to the current struct and if a new struct is found, the parseDataChunk function is called again to create a StructValue that is added to the current struct. </text:p>
      <text:p text:style-name="P66"><text:span text:style-name="T14">If an unexpected character is found, for example an equal sign when looking for the end of a variable, the function throws an UnexpectedSpecialCharException which aborts the parsing. There are a number of exceptions that can be thrown by the parser or as a result of bad datafiles. The exceptions thrown by the parser inherit from the InvalidDatafileException class which prints an error message along with what line the error happned on and what file was being parsed. There are also a few exceptions that happen after the datafile has been read, when looking for variables in structs for example, these errors don't inherit from the InvalidDatafileException class because they don't know what line the error happned on. Instead they print what struct the error </text:span><text:span text:style-name="T18">happened</text:span><text:span text:style-name="T14"> in. </text:span><text:span text:style-name="T17">There are also a few other exceptions that don't have anything to do with datafiles at all.</text:span></text:p>
      <text:p text:style-name="P64">UML Diagram showing exceptions</text:p>
      <text:p text:style-name="P14">Once the spell datafile has been loaded, the structs get passed to the module factories (SpellFactory, BoonFactory, VolumeFactory, MoverFactory and VisualiserFactory). The factories attempt to create template versions of their individual objects that will later be cloned when the factory is asked to create an instance of an object. The factories don't have a common factory interface because the objects that they are creating are so diffirent from one another. <text:span text:style-name="T24">They do however have a common abstract class which contains a bunch of helper functions for creating objects based on structs. At the end of the project, I also started making the factories a bit more general so in retrospect, it might have been a good idea to add a common interface class for them. </text:span></text:p>
      <text:p text:style-name="P15"/>
      <text:p text:style-name="P17">UML Diagram showing factories</text:p>
      <text:p text:style-name="P15"/>
      <text:p text:style-name="P16">At the end of the project, I started remaking the factories to only read data from structs once and then use a clone function to create new versions of the object which means that a bit of code from the old system might be left. After the redesign, most of the heavy lifting in the factories is done by the StructBasedFactory. When the factory is created, it gets a struct passed to it which contains information about how the objects should be created. For all the factories in the project, these structs contain a “base” variable which describes the general behaviour of the object and also corresponds to a specific class within the project. The struct also contains a bunch of extra variables that describe how the object should behave. In some cases, only the base variable is required while more variables are required for specific objects. Most notably, modular spells. </text:p>
      <text:p text:style-name="P16"/>
      <text:p text:style-name="P16">As I mentioned, most of the work when creating objects is done by the <text:span text:style-name="T25">StructBasedFactory and the work is mostly only done once when the factory is created. Constructor calls the </text:span><text:soft-page-break/><text:span text:style-name="T25">createTemplateObjects function which goes through all the variables in the struct that gets passed to it and attempts to create objects based on those variables. This is done by the createObjectFromStructFunction which is implemented by the classes that inherit from StructBasedFactory. The obejcts that are created are stored in a map which maps them to strings with the same name as the varaible that that they were created from. </text:span></text:p>
      <text:p text:style-name="P16"/>
      <text:p text:style-name="P18">When the factory is asked to create an object, it looks through the list of templates and returns a cloned version of the template object that is mapped to the name that was supposed to be created. This process contains a few exceptions that can be thrown around that mostly handle missing variables in the struct. Most of the objects that are created by the factory have methods for “creating themselves” from structs. Because the modules in modular spells are defined by structs, the factories doen't know what modules to create for them which means that the modularSpell needs instances of the factories to be created. I solved this by creating the SpellFactoryGroup class which contains one factory of each module type that allows the spell to create its modules on its own. </text:p>
      <text:p text:style-name="P18"/>
      <text:p text:style-name="P19">All the objects that are created by the factory inherit fom the CloneableObject which contains a cloneObject function. I could have used the Cloneable interface in java.lang but a couple of sources on the internet said that it was broken and I wanted full control of what I was doing. Every time the cloneObject function is implemented, it uses a private constructor in the class which is used to create an object based on the fields that define its behaviour. In order to make the factory and cloning functions as general and reusable as possible I had a very limited ability to pass variables that vary depending on what created them. An example of this is the mover objects which need a direction that is dependent on what created them. Since the CloneObject and StructBasedFactory classes deal with non movers, I didn't want to pass something like that to the object in the clone method. I decided to pass things like that after the creation of the object using setters which causes another issue. It is possible that essential data for the objects don't get passed when it is created if a new way of creating them is added. I have not found a solution to that issue which means that after the creation of objects by the factory, essential parameters are set. However, those objects are always created by the factories which means that it theoretically shouldn't be an issue.</text:p>
      <text:p text:style-name="P20"/>
      <text:p text:style-name="P19">Spells and boons implement the Updatable interface which adds functions that are called when the object is created or destroyed, when the object is updated and that determine whether the object has “expired”. This is need because spells and boons are independent from other updatable objects and have a long lifespan. They therefore need to be updated in the update “loop”. Updatable objects are managed by the UpdatableManager <text:span text:style-name="T26">which contains functions for updating all the objects that are being managed, for adding new objects and for removing expired objects. The visualisers, volumes and movers don't need to be updated in this way because they are always part of another object which is being managed.</text:span></text:p>
      <text:p text:style-name="P19"/>
      <text:p text:style-name="P21">While most of my project consists of regular classes, the util package contains a couple of static classes and one singleton class. The GeneralUtils and SpeedUtils classes contain a couple of functions for converting between units. In generalUtils there is a function for converting time measured in milliseconds int minecraft ticks. The speedUtils class contains functions that are used by movers for calculating how much something should move based on the base speed and the time passed since the last movement. Finally, the GlobalConfig class is supposed to contain data read from a config file that affect the whole plugin. An example of this would be how much information should be logged by the plugin. Right now this is hardcoded instead of read from a config file but I figured I would add support for things like that now instead of having to go back and change it in the future.</text:p>
      <text:p text:style-name="P19"/>
      <text:p text:style-name="P23">Write about GUI</text:p>
      <text:h text:style-name="P24" text:outline-level="2"><text:bookmark-start text:name="_Toc334109463"/><text:soft-page-break/>5.3. Användning av fritt material<text:bookmark-end text:name="_Toc334109463"/></text:h>
      <text:p text:style-name="P42">Skriv ner vilka klassbibliotek och vilket annat fritt material ni har använt utöver det som ingår i Java 8, eller ange uttryckligen att ni inte har använt något.</text:p>
      <text:p text:style-name="P65">As I previously mentioned, my project relies on bukkit. I wrote how that is used in the implementation description part of the document.</text:p>
      <text:p text:style-name="P65">Other than bukkit, I also use a library for creating particle effects that was created by a user on the bukkit forums called darkblade12. All the code in that library is stored in the com.darkblade12.particleeffect package which does not contain any code written by me. The code is simply a bunch of methods for creating particle effects and had no influence on the structure of my project.</text:p>
      <text:p text:style-name="P65">I also used a code snippet that I found on stack overflow for checking if a string is a number. This code can be found in the isNumber function in <text:s/>DataFileReader</text:p>
      <text:h text:style-name="P24" text:outline-level="2">5.4. Användning av objektorientering</text:h>
      <text:p text:style-name="P42">För varje betygsnivå måste ni peka ut hur ni har använt ett visst antal olika <text:span text:style-name="T5">typiska egenskaper hos just objektorienterade språk. <text:s/></text:span><text:span text:style-name="T6">Se projektsidorna på webben för detaljerade instruktioner!</text:span></text:p>
      <text:list xml:id="list8554303889247095951" text:style-name="L2">
        <text:list-item>
          <text:p text:style-name="P56">…</text:p>
        </text:list-item>
        <text:list-item>
          <text:p text:style-name="P56">…</text:p>
        </text:list-item>
        <text:list-item>
          <text:p text:style-name="P56">...</text:p>
        </text:list-item>
      </text:list>
      <text:h text:style-name="P24" text:outline-level="2"><text:bookmark-start text:name="_Toc334109465"/>5.5. Motiverade designbeslut med alternativ<text:bookmark-end text:name="_Toc334109465"/></text:h>
      <text:p text:style-name="P42">För varje betygsnivå måste ni beskriva ett visst antal <text:span text:style-name="T5">designbeslut</text:span> ni har tagit. <text:s text:c="2"/><text:span text:style-name="T6">Se projektsidorna på webben för detaljerade instruktioner!</text:span></text:p>
      <text:list xml:id="list4878720585327073223" text:style-name="L3">
        <text:list-item>
          <text:p text:style-name="P57">…</text:p>
        </text:list-item>
        <text:list-item>
          <text:p text:style-name="P58">…</text:p>
        </text:list-item>
        <text:list-item>
          <text:p text:style-name="P58">…</text:p>
        </text:list-item>
        <text:list-item>
          <text:p text:style-name="P58">…</text:p>
        </text:list-item>
        <text:list-item>
          <text:p text:style-name="P58">…</text:p>
        </text:list-item>
        <text:list-item>
          <text:p text:style-name="P58">…</text:p>
        </text:list-item>
        <text:list-item>
          <text:p text:style-name="P58">…</text:p>
        </text:list-item>
        <text:list-item>
          <text:p text:style-name="P58">...</text:p>
        </text:list-item>
      </text:list>
      <text:h text:style-name="P24" text:outline-level="2"><text:bookmark-start text:name="_Toc3341094651"/>5.6. <text:bookmark-end text:name="_Toc3341094651"/>Bredd inom Java och objektorientering</text:h>
      <text:p text:style-name="P42">För varje betygsnivå måste ni använda ett visst antal specifika OO- eller Java-finesser. <text:s/>Här ska ni beskriva vilka ni har använt och var. <text:s/>Var tydliga – ange klassnamn och metodnamn där det är lämpligt. <text:s/><text:span text:style-name="T6">Se projektsidorna på webben för detaljerade instruktioner!</text:span></text:p>
      <text:list xml:id="list211233861092226" text:continue-list="list4878720585327073223" text:style-name="L3">
        <text:list-item text:start-value="1">
          <text:p text:style-name="P57">…</text:p>
        </text:list-item>
        <text:list-item>
          <text:p text:style-name="P58">…</text:p>
        </text:list-item>
        <text:list-item>
          <text:p text:style-name="P58"><text:soft-page-break/>…</text:p>
        </text:list-item>
        <text:list-item>
          <text:p text:style-name="P58">…</text:p>
        </text:list-item>
        <text:list-item>
          <text:p text:style-name="P58">…</text:p>
        </text:list-item>
        <text:list-item>
          <text:p text:style-name="P58">…</text:p>
        </text:list-item>
        <text:list-item>
          <text:p text:style-name="P58">…</text:p>
        </text:list-item>
        <text:list-item>
          <text:p text:style-name="P58">...</text:p>
        </text:list-item>
      </text:list>
      <text:h text:style-name="P33" text:outline-level="1">6<text:bookmark-start text:name="_Toc334109466"/>. Användarmanual<text:bookmark-end text:name="_Toc334109466"/></text:h>
      <text:p text:style-name="P42">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P42">Inkludera flera (minst 3) skärmdumpar som visar hur programmet ser ut! <text:s/>Dessa ska vara ”inline” i detta dokument.</text:p>
      <text:h text:style-name="P33" text:outline-level="1">7<text:bookmark-start text:name="_Toc334109467"/>. Slutgiltiga betygsambitioner<text:bookmark-end text:name="_Toc334109467"/></text:h>
      <text:p text:style-name="P42">Ange här vilket betyg ni slutgiltigt siktar på i ert projekt. <text:s/>Se sedan till att ni har följt de kvantitativa kraven för detta betyg och att detta finns dokumenterat i projektbeskrivningen ovan.</text:p>
      <text:h text:style-name="P33" text:outline-level="1">8<text:bookmark-start text:name="_Toc334109468"/>. Utvärdering och erfarenheter<text:bookmark-end text:name="_Toc334109468"/></text:h>
      <text:p text:style-name="P42">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3484999209686291968" text:style-name="L4">
        <text:list-item>
          <text:p text:style-name="P7">Vad gick bra? Mindre bra?</text:p>
        </text:list-item>
        <text:list-item>
          <text:p text:style-name="P7">Lade ni ned för mycket/lite tid?</text:p>
        </text:list-item>
        <text:list-item>
          <text:p text:style-name="P7">Var arbetsfördelningen jämn? Om inte: Vad hade ni kunnat göra för att förbättra den?</text:p>
        </text:list-item>
        <text:list-item>
          <text:p text:style-name="P7">Har ni haft någon nytta av projektbeskrivningen? Vad har varit mest användbart med den? Minst?</text:p>
        </text:list-item>
        <text:list-item>
          <text:p text:style-name="P7">Har arbetet fungerat som ni tänkt er? Har ni följt "arbetsmetodiken"? Något som skiljer sig? Till det bättre? Till det sämre?</text:p>
        </text:list-item>
        <text:list-item>
          <text:p text:style-name="P7">Vad har varit mest problematiskt, om man utesluter den programmeringstekniska delen? Alltså saker runt omkring, som att hitta ledig tid eller plats att vara på.</text:p>
        </text:list-item>
        <text:list-item>
          <text:p text:style-name="P7">Vad har ni lärt er så här långt som kan vara bra att ta med till era egna kommande kurser/projekt?</text:p>
        </text:list-item>
        <text:list-item>
          <text:p text:style-name="P7">Vilka tips skulle ni vilja ge till studenter i nästa års kurs?</text:p>
        </text:list-item>
        <text:list-item>
          <text:p text:style-name="P7">Har ni saknat något i kursen som hade underlättat projektet?</text:p>
        </text:list-item>
      </text:list>
      <text:p text:style-name="P5"/>
      <text:p text:style-name="P42">Vi använder detta för att utveckla och förbättra kursen till nästa år. <text:s/>Vissa delar som är användbara som tips till andra studenter kan komma att citeras (givetvis helt anonymt!) under föreläsningar eller på websidor.</text:p>
      <text:p text:style-name="P59">(Glöm inte att exportera till PDF-format innan ni skickar i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Mono" svg:font-family="FreeMono"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loext: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No_20_Spacing">
      <style:paragraph-properties fo:margin-left="1.251cm" fo:margin-right="0cm" fo:text-align="start" style:justify-single-word="false" fo:text-indent="0cm" style:auto-text-indent="false"/>
      <style:text-properties style:font-name="FreeMono" fo:font-family="FreeMono" style:font-family-generic="modern" style:font-pitch="fixed" fo:font-size="10pt" fo:language="en" fo:country="GB" officeooo:rsid="002a38d1"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12</text:page-number></text:p>
      </style:footer>
    </style:master-page>
    <style:master-page style:name="MPF0" style:page-layout-name="Mpm3" style:next-style-name="MP0"/>
    <style:master-page style:name="MP1" style:page-layout-name="Mpm2">
      <style:footer>
        <text:p text:style-name="MP1"><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Jonas Kvarnström  KPLAB</meta:initial-creator>
    <meta:creation-date>2012-08-30T09:36:00Z</meta:creation-date>
    <dc:date>2015-05-03T21:12:33.520661614</dc:date>
    <meta:editing-cycles>132</meta:editing-cycles>
    <meta:editing-duration>P1DT18H14M7S</meta:editing-duration>
    <dc:creator>Frans Skarman</dc:creator>
    <meta:document-statistic meta:table-count="3" meta:image-count="0" meta:object-count="0" meta:page-count="12" meta:paragraph-count="197" meta:word-count="5767" meta:character-count="33748" meta:non-whitespace-character-count="28122"/>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